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3527" officeooo:paragraph-rsid="001a3527"/>
    </style:style>
    <style:style style:name="P2" style:family="paragraph" style:parent-style-name="Standard">
      <style:text-properties officeooo:rsid="001b65ca" officeooo:paragraph-rsid="001b65ca"/>
    </style:style>
    <style:style style:name="P3" style:family="paragraph" style:parent-style-name="Standard">
      <style:text-properties style:text-underline-style="solid" style:text-underline-width="auto" style:text-underline-color="font-color" officeooo:rsid="001b65ca" officeooo:paragraph-rsid="001b65ca"/>
    </style:style>
    <style:style style:name="P4" style:family="paragraph" style:parent-style-name="Standard">
      <style:text-properties style:text-underline-style="solid" style:text-underline-width="auto" style:text-underline-color="font-color" officeooo:rsid="001b8c8b" officeooo:paragraph-rsid="001b65ca"/>
    </style:style>
    <style:style style:name="P5" style:family="paragraph" style:parent-style-name="Standard" style:list-style-name="L1">
      <style:text-properties style:text-underline-style="none" officeooo:rsid="001b8c8b" officeooo:paragraph-rsid="001b8c8b"/>
    </style:style>
    <style:style style:name="P6" style:family="paragraph" style:parent-style-name="Standard" style:list-style-name="L1">
      <style:text-properties style:text-underline-style="none" officeooo:rsid="001d2e36" officeooo:paragraph-rsid="001d2e36"/>
    </style:style>
    <style:style style:name="T1" style:family="text">
      <style:text-properties officeooo:rsid="001b65c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b8c8b"/>
    </style:style>
    <style:style style:name="T4" style:family="text">
      <style:text-properties officeooo:rsid="001d2e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</text:p>
      <text:p text:style-name="P1"/>
      <text:p text:style-name="P1">Idées :</text:p>
      <text:p text:style-name="P1">- <text:span text:style-name="T1">Cadavre exquis en mode BD</text:span></text:p>
      <text:p text:style-name="P1">- <text:span text:style-name="T1">Gestion des cours centralisés</text:span></text:p>
      <text:p text:style-name="P1"/>
      <text:p text:style-name="P3">Idée retenue :</text:p>
      <text:p text:style-name="P2"/>
      <text:p text:style-name="P2">Cadavre exquis en mode dessin / BD</text:p>
      <text:p text:style-name="P2"/>
      <text:p text:style-name="P3">Principe de base :<text:span text:style-name="T2"> Petit jeu multijoueur asynchrone ou 1 premier joueur (créateur) dessine un case d’une planche de BD et au fur et à mesure chaque joueur doit </text:span><text:span text:style-name="T3">compléter la planche en ne visualisant seulement la dernière case.</text:span></text:p>
      <text:p text:style-name="P4"/>
      <text:list xml:id="list1208534337" text:style-name="L1">
        <text:list-item>
          <text:p text:style-name="P5">Différents modes de jeux</text:p>
          <text:list>
            <text:list-item>
              <text:p text:style-name="P5">Classic : Par de la première en haut a gauche et on va en bas a droite</text:p>
            </text:list-item>
            <text:list-item>
              <text:p text:style-name="P5">Reverse</text:p>
            </text:list-item>
            <text:list-item>
              <text:p text:style-name="P5">Intermédiare</text:p>
              <text:p text:style-name="P5"/>
            </text:list-item>
          </text:list>
        </text:list-item>
        <text:list-item>
          <text:p text:style-name="P5">Différent status</text:p>
          <text:list>
            <text:list-item>
              <text:p text:style-name="P5">Utilisateur</text:p>
            </text:list-item>
            <text:list-item>
              <text:p text:style-name="P5">Créateur : Est propriétaire de la planche ou il débute.</text:p>
              <text:list>
                <text:list-item>
                  <text:p text:style-name="P5">Dessine la première case</text:p>
                </text:list-item>
                <text:list-item>
                  <text:p text:style-name="P5">Définit le thème (Texte ou image)</text:p>
                </text:list-item>
                <text:list-item>
                  <text:p text:style-name="P5">Définit le nombre de case</text:p>
                </text:list-item>
              </text:list>
            </text:list-item>
            <text:list-item>
              <text:p text:style-name="P5">Admin </text:p>
              <text:list>
                <text:list-item>
                  <text:p text:style-name="P5">Voit toutes les planches en cours ou fini <text:span text:style-name="T4">pour modérer</text:span></text:p>
                  <text:p text:style-name="P5"/>
                </text:list-item>
              </text:list>
            </text:list-item>
          </text:list>
        </text:list-item>
        <text:list-item>
          <text:p text:style-name="P5">Règles</text:p>
          <text:list>
            <text:list-item>
              <text:p text:style-name="P5">Nombre limité de case</text:p>
              <text:p text:style-name="P5"/>
            </text:list-item>
          </text:list>
        </text:list-item>
        <text:list-item>
          <text:p text:style-name="P6">Contraintes :</text:p>
          <text:list>
            <text:list-item>
              <text:p text:style-name="P6">Couleurs imposé</text:p>
            </text:list-item>
            <text:list-item>
              <text:p text:style-name="P6">Forme imposée</text:p>
            </text:list-item>
            <text:list-item>
              <text:p text:style-name="P6">Objet imposé</text:p>
              <text:p text:style-name="P6"/>
            </text:list-item>
          </text:list>
        </text:list-item>
        <text:list-item>
          <text:p text:style-name="P5">Public</text:p>
          <text:list>
            <text:list-item>
              <text:p text:style-name="P5">Grand public : Interface intuitive</text:p>
              <text:p text:style-name="P5"/>
            </text:list-item>
          </text:list>
        </text:list-item>
        <text:list-item>
          <text:p text:style-name="P6">Penser à la propreté intellectuel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4:14:13.955000000</meta:creation-date>
    <dc:date>2020-09-25T16:29:47.219000000</dc:date>
    <meta:editing-duration>PT1H52M45S</meta:editing-duration>
    <meta:editing-cycles>3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33" meta:word-count="175" meta:character-count="863" meta:non-whitespace-character-count="741"/>
  </office:meta>
</office:document-meta>
</file>